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435505188632A1B919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381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763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762cm" fo:margin-bottom="0cm" fo:text-align="center"/>
    </style:style>
    <style:style style:name="P4" style:family="paragraph">
      <style:paragraph-properties fo:margin-top="0.254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style:font-size-asian="48pt" style:font-size-complex="48pt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001cm" svg:height="15.749cm" svg:x="-0.021cm" svg:y="0.001cm">
          <draw:image xlink:href="Pictures/10000000000005DC000004435505188632A1B919.jpg" xlink:type="simple" xlink:show="embed" xlink:actuate="onLoad">
            <text:p/>
          </draw:image>
        </draw:frame>
        <draw:frame draw:style-name="gr2" draw:text-style-name="P6" draw:layer="layout" svg:width="26.549cm" svg:height="12.013cm" svg:x="0.705cm" svg:y="2.737cm">
          <draw:text-box>
            <text:p text:style-name="P2"><text:span text:style-name="T1">La crucifixion et </text:span></text:p>
            <text:p text:style-name="P2"><text:span text:style-name="T1">la résurrection de Jésus</text:span><text:span text:style-name="T2"> </text:span></text:p>
            <text:p text:style-name="P2"><text:span text:style-name="T3">(Marc 15–16)</text:span></text:p>
            <text:p text:style-name="P2"><text:span text:style-name="T4">_________________</text:span></text:p>
            <text:p text:style-name="P3"><text:span text:style-name="T5">%language%</text:span></text:p>
            <text:p text:style-name="P4"><text:span text:style-name="T6">[%lang-code%]</text:span></text:p>
            <text:p text:style-name="P5"><text:span text:style-name="T5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1-01T13:53:12.350000000</dc:date>
    <meta:editing-duration>PT20M4S</meta:editing-duration>
    <meta:editing-cycles>18</meta:editing-cycles>
    <meta:generator>LibreOffice/5.4.7.2$Windows_X86_64 LibreOffice_project/c838ef25c16710f8838b1faec480ebba495259d0</meta:generator>
    <meta:document-statistic meta:object-count="2"/>
  </office:meta>
</office:document-meta>
</file>